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y_priority" table:style-name="ta1">
        <table:shapes>
          <draw:frame draw:z-index="0" draw:style-name="gr1" draw:text-style-name="P1" svg:width="6.2988in" svg:height="3.5429in" svg:x="3.3862in" svg:y="0.1122in">
            <draw:object draw:notify-on-update-of-ranges="by_priority.A1:by_priority.A1 by_priority.A2:by_priority.A17 by_priority.B1:by_priority.B1 by_priority.B2:by_priority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idle_time_par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5.20689655172" calcext:value-type="float">
            <text:p>2065.20689655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3.129032258065" calcext:value-type="float">
            <text:p>493.129032258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.575757575758" calcext:value-type="float">
            <text:p>362.575757575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.348837209302" calcext:value-type="float">
            <text:p>201.348837209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.184210526316" calcext:value-type="float">
            <text:p>128.184210526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.5116279069767" calcext:value-type="float">
            <text:p>96.5116279069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.3541666666667" calcext:value-type="float">
            <text:p>58.3541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.974358974359" calcext:value-type="float">
            <text:p>52.974358974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.0625" calcext:value-type="float">
            <text:p>69.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.8529411764706" calcext:value-type="float">
            <text:p>49.85294117647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.6136363636364" calcext:value-type="float">
            <text:p>45.6136363636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.09375" calcext:value-type="float">
            <text:p>41.09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.3137254901961" calcext:value-type="float">
            <text:p>33.31372549019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.0882352941176" calcext:value-type="float">
            <text:p>34.0882352941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2903225806452" calcext:value-type="float">
            <text:p>32.2903225806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8T21:41:49.905484305</dc:date>
    <meta:editing-duration>PT1M2S</meta:editing-duration>
    <meta:editing-cycles>1</meta:editing-cycles>
    <meta:document-statistic meta:table-count="1" meta:cell-count="34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by_priority.A1:by_priority.B17" chart:data-source-has-labels="row" svg:x="0.32cm" svg:y="0.18cm" svg:width="11.873cm" svg:height="8.64cm">
          <chartooo:coordinate-region svg:x="1.312cm" svg:y="0.379cm" svg:width="10.6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y_priority.B2:by_priority.B17" chart:label-cell-address="by_priority.B1:by_priority.B1" chart:class="chart:scatter">
            <chart:domain table:cell-range-address="by_priority.A2:by_priority.A17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le_time_part</text:p>
                <draw:g>
                  <svg:desc>by_priority.B1:by_priorit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y_priority.A2:by_priority.A17</svg:desc>
                </draw:g>
              </table:table-cell>
              <table:table-cell office:value-type="float" office:value="2065.20689655172">
                <text:p>2065.20689655172</text:p>
                <draw:g>
                  <svg:desc>by_priority.B2:by_priority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3.129032258065">
                <text:p>493.129032258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62.575757575758">
                <text:p>362.575757575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1.348837209302">
                <text:p>201.348837209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8.184210526316">
                <text:p>128.184210526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6.5116279069767">
                <text:p>96.5116279069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8.3541666666667">
                <text:p>58.354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2.974358974359">
                <text:p>52.97435897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9.0625">
                <text:p>69.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9.8529411764706">
                <text:p>49.8529411764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5.6136363636364">
                <text:p>45.613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1.09375">
                <text:p>41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.3137254901961">
                <text:p>33.31372549019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4.0882352941176">
                <text:p>34.0882352941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2.2903225806452">
                <text:p>32.2903225806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